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63b378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3dd8e9" officeooo:paragraph-rsid="004acd2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46c3b3" officeooo:paragraph-rsid="004e2ab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Nimbus Sans L" fo:font-size="12pt" fo:font-weight="normal" officeooo:rsid="004acd29" officeooo:paragraph-rsid="00574af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style:font-name="Nimbus Sans L" fo:font-size="16pt" style:text-underline-style="none" fo:font-weight="normal" officeooo:rsid="004d0838" officeooo:paragraph-rsid="004e6ff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style:font-name="Nimbus Sans L" officeooo:paragraph-rsid="00552594"/>
    </style:style>
    <style:style style:name="P11" style:family="paragraph" style:parent-style-name="Heading_20_2">
      <style:paragraph-properties fo:margin-top="0cm" fo:margin-bottom="0cm" style:contextual-spacing="false"/>
      <style:text-properties style:font-name="Nimbus Sans L" fo:font-size="16pt" fo:font-weight="bold" officeooo:rsid="004d0838" officeooo:paragraph-rsid="004e6ffb" style:font-size-asian="16pt" style:font-weight-asian="bold" style:font-size-complex="16pt" style:font-weight-complex="bold"/>
    </style:style>
    <style:style style:name="P12" style:family="paragraph" style:parent-style-name="Heading_20_2">
      <style:paragraph-properties fo:margin-top="0cm" fo:margin-bottom="0cm" style:contextual-spacing="false"/>
      <style:text-properties style:font-name="Nimbus Sans L" fo:font-size="12pt" style:text-underline-style="none" fo:font-weight="normal" officeooo:rsid="004731f1" officeooo:paragraph-rsid="00620d94" style:font-size-asian="12pt" style:font-weight-asian="normal" style:font-size-complex="12pt" style:font-weight-complex="normal"/>
    </style:style>
    <style:style style:name="P13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officeooo:rsid="004731f1" officeooo:paragraph-rsid="004f80c6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731f1" officeooo:paragraph-rsid="006305e9" style:font-size-asian="12pt" style:font-size-complex="12pt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610df9" officeooo:paragraph-rsid="006305e9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8bc5f" officeooo:paragraph-rsid="00620d94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61d5bb" officeooo:paragraph-rsid="0061d5b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style:font-name="Nimbus Sans L" officeooo:paragraph-rsid="00552594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normal" officeooo:rsid="00420d06" style:font-weight-asian="normal" style:font-weight-complex="normal"/>
    </style:style>
    <style:style style:name="T6" style:family="text">
      <style:text-properties style:font-name="Nimbus Sans L" fo:font-size="12pt" style:font-size-asian="12pt" style:font-size-complex="12pt"/>
    </style:style>
    <style:style style:name="T7" style:family="text">
      <style:text-properties style:font-name="Nimbus Sans L" fo:font-size="12pt" officeooo:rsid="0048bc5f" style:font-size-asian="12pt" style:font-size-complex="12pt"/>
    </style:style>
    <style:style style:name="T8" style:family="text">
      <style:text-properties style:font-name="Nimbus Sans L" fo:font-size="12pt" officeooo:rsid="004f80c6" style:font-size-asian="12pt" style:font-size-complex="12pt"/>
    </style:style>
    <style:style style:name="T9" style:family="text">
      <style:text-properties style:font-name="Nimbus Sans L" fo:font-size="12pt" officeooo:rsid="005202da" style:font-size-asian="12pt" style:font-size-complex="12pt"/>
    </style:style>
    <style:style style:name="T10" style:family="text">
      <style:text-properties style:text-underline-style="solid" style:text-underline-width="auto" style:text-underline-color="font-color" officeooo:rsid="004e2ab6"/>
    </style:style>
    <style:style style:name="T11" style:family="text">
      <style:text-properties style:text-underline-style="solid" style:text-underline-width="auto" style:text-underline-color="font-color" officeooo:rsid="00428f11"/>
    </style:style>
    <style:style style:name="T12" style:family="text">
      <style:text-properties style:text-underline-style="solid" style:text-underline-width="auto" style:text-underline-color="font-color" officeooo:rsid="004e6ffb"/>
    </style:style>
    <style:style style:name="T13" style:family="text">
      <style:text-properties style:text-position="0% 100%" fo:font-weight="bold" officeooo:rsid="00a65559" style:font-weight-asian="bold" style:font-weight-complex="bold"/>
    </style:style>
    <style:style style:name="T14" style:family="text">
      <style:text-properties style:text-position="0% 100%" fo:font-weight="bold" officeooo:rsid="0065c97f" style:font-weight-asian="bold" style:font-weight-complex="bold"/>
    </style:style>
    <style:style style:name="T15" style:family="text">
      <style:text-properties style:text-position="0% 100%" fo:font-weight="normal" officeooo:rsid="00a65559" style:font-weight-asian="normal" style:font-weight-complex="normal"/>
    </style:style>
    <style:style style:name="T16" style:family="text">
      <style:text-properties style:text-position="0% 100%" fo:font-weight="normal" officeooo:rsid="0065c97f" style:font-weight-asian="normal" style:font-weight-complex="normal"/>
    </style:style>
    <style:style style:name="T17" style:family="text">
      <style:text-properties officeooo:rsid="005fcec5"/>
    </style:style>
    <style:style style:name="T18" style:family="text">
      <style:text-properties officeooo:rsid="00620d94"/>
    </style:style>
    <style:style style:name="T19" style:family="text">
      <style:text-properties officeooo:rsid="00616139"/>
    </style:style>
    <style:style style:name="T20" style:family="text">
      <style:text-properties officeooo:rsid="00610df9"/>
    </style:style>
    <style:style style:name="T21" style:family="text">
      <style:text-properties officeooo:rsid="004731f1"/>
    </style:style>
    <style:style style:name="T22" style:family="text">
      <style:text-properties officeooo:rsid="006305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itle>Minyon Falls - Grey Wolf Hike - V1.0</text:title></text:p>
      <text:p text:style-name="P3">Phil Shepherd – <text:span text:style-name="T22">Jul 2019</text:span></text:p>
      <text:p text:style-name="P2"/>
      <text:p text:style-name="P4"><text:span text:style-name="T4">MAP:<text:tab/><text:tab/><text:tab/></text:span><text:span text:style-name="T5">Huonbrook 9540-1N</text:span><text:line-break/><text:span text:style-name="T13">Grid Ref Zone:<text:tab/></text:span><text:span text:style-name="T15">MGRS </text:span><text:span text:style-name="T2">56JNP.</text:span></text:p>
      <text:p text:style-name="P5"><text:span text:style-name="T14">Walking Grade</text:span><text:span text:style-name="T13">:<text:tab/></text:span><text:span text:style-name="T16">3 (NPSW)</text:span></text:p>
      <text:p text:style-name="P10"/>
      <text:p text:style-name="P10">https://www.nationalparks.nsw.gov.au/things-to-do/walking-tracks/minyon-falls-walking-track/map</text:p>
      <text:p text:style-name="P8"/>
      <text:p text:style-name="P11"><text:span text:style-name="T10">Hike - </text:span><text:span text:style-name="T11">Minyon </text:span><text:span text:style-name="T12">Grass to Bottom of Minyon Falls</text:span></text:p>
      <text:p text:style-name="P9"/>
      <text:p text:style-name="P12"><text:span text:style-name="T18">A 3</text:span><text:span text:style-name="T3">Km</text:span>, <text:span text:style-name="T17">with </text:span>around <text:span text:style-name="T18">150</text:span>m descent/ascent</text:p>
      <text:list xml:id="list3629356530" text:style-name="L1">
        <text:list-item>
          <text:p text:style-name="P14"><text:span text:style-name="T8">Start at the end of</text:span><text:span text:style-name="T7"> </text:span><text:span text:style-name="T6">Minyon </text:span><text:span text:style-name="T7">Grass Road </text:span><text:span text:style-name="T9">(</text:span><text:span text:style-name="T7">3893 3412)</text:span><text:span text:style-name="T6">.</text:span></text:p>
        </text:list-item>
        <text:list-item>
          <text:p text:style-name="P15"><text:span text:style-name="T22">After about 1.5Km there is a major junction (</text:span>382<text:span text:style-name="T20">7</text:span> 3477<text:span text:style-name="T20">) marked by posts and small red triangles. <text:s text:c="3"/>Take the right hand fork towards the base of Minyon Falls (the left hand fork crosses the creek and eventually climbs up the western flank of the valley).</text:span></text:p>
        </text:list-item>
        <text:list-item>
          <text:p text:style-name="P16">Some tricky scrambling, and route finding, is marked by red triangles. <text:s/>It’s easy to take the wrong path, so keep a sharp look out for the next red triangle.</text:p>
        </text:list-item>
        <text:list-item>
          <text:p text:style-name="P15"><text:span text:style-name="T20">Finally </text:span>arrive at the base of Minyon Falls (3817 3482).</text:p>
        </text:list-item>
        <text:list-item>
          <text:p text:style-name="P16">Having enjoyed the view, back track to the major junction (<text:span text:style-name="T21">382</text:span>7<text:span text:style-name="T21"> 3477</text:span>)</text:p>
        </text:list-item>
        <text:list-item>
          <text:p text:style-name="P15"><text:span text:style-name="T19">Follow the obvious track </text:span><text:span text:style-name="T6">South East up the eastern flank </text:span><text:span text:style-name="T19">of</text:span><text:span text:style-name="T6"> the valley.</text:span></text:p>
        </text:list-item>
        <text:list-item>
          <text:p text:style-name="P17">Head down the track to the bottom of Minyon Falls <text:span text:style-name="T18">(3826 3476).</text:span></text:p>
        </text:list-item>
        <text:list-item>
          <text:p text:style-name="P18">Return to Minyon Grass via same track.</text:p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Minyon Falls - Grey Wolf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7:34:00.910071194</dc:date>
    <meta:editing-duration>PT3H36M22S</meta:editing-duration>
    <meta:editing-cycles>54</meta:editing-cycles>
    <dc:title>Minyon Falls - Grey Wolf Hike - V1.0</dc:title>
    <meta:document-statistic meta:table-count="0" meta:image-count="0" meta:object-count="0" meta:page-count="1" meta:paragraph-count="16" meta:word-count="196" meta:character-count="1122" meta:non-whitespace-character-count="942"/>
  </office:meta>
</office:document-meta>
</file>